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neva" svg:font-family="Geneva, Arial, Helvetica, sans-serif"/>
    <style:font-face style:name="StarSymbol" svg:font-family="Star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5382in" style:rel-column-width="24853*"/>
    </style:style>
    <style:style style:name="Table3.B" style:family="table-column">
      <style:table-column-properties style:column-width="4.1549in" style:rel-column-width="40682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3" style:family="paragraph" style:parent-style-name="Frame_20_contents">
      <style:paragraph-properties fo:margin-left="0.0102in" fo:margin-right="0in" fo:text-align="end" style:justify-single-word="false" fo:text-indent="0in" style:auto-text-indent="false"/>
      <style:text-properties style:font-name="Albany AMT"/>
    </style:style>
    <style:style style:name="P4" style:family="paragraph" style:parent-style-name="Frame_20_contents">
      <style:paragraph-properties fo:margin-left="0.0102in" fo:margin-right="0in" fo:margin-top="0in" fo:margin-bottom="0in" fo:text-align="start" style:justify-single-word="false" fo:text-indent="0in" style:auto-text-indent="false"/>
      <style:text-properties style:font-name="Albany AMT" fo:font-size="10pt" fo:font-weight="normal"/>
    </style:style>
    <style:style style:name="P5" style:family="paragraph" style:parent-style-name="H2">
      <style:text-properties fo:font-weight="bold"/>
    </style:style>
    <style:style style:name="P6" style:family="paragraph" style:parent-style-name="Table_20_Contents">
      <style:text-properties style:font-name="Albany AMT" fo:font-size="18pt" fo:font-weight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lbany AMT" style:text-underline-style="none" fo:font-weight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6pt" fo:font-weight="bold"/>
    </style:style>
    <style:style style:name="P9" style:family="paragraph" style:parent-style-name="Table_20_Contents">
      <style:paragraph-properties fo:margin-left="0in" fo:margin-right="0in" fo:text-indent="0in" style:auto-text-indent="false"/>
    </style:style>
    <style:style style:name="P10" style:family="paragraph" style:parent-style-name="Standard" style:list-style-name="L1">
      <style:paragraph-properties fo:margin-left="0.0102in" fo:margin-right="0in" fo:text-indent="0in" style:auto-text-indent="false"/>
      <style:text-properties style:font-name="Albany AMT"/>
    </style:style>
    <style:style style:name="T1" style:family="text">
      <style:text-properties style:font-name="Albany AMT"/>
    </style:style>
    <style:style style:name="T2" style:family="text">
      <style:text-properties fo:font-size="11pt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Geneva" fo:font-size="10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David Gagnon</text:p>
            </table:table-cell>
            <table:table-cell table:style-name="Table1.A1" office:value-type="string">
              <text:p text:style-name="P1">599, Jiang Ning Rd. App. 2210</text:p>
              <text:p text:style-name="P1">Shanghai, China, 200041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T3">Nationality: <text:s/></text:span><text:s text:c="5"/>Canadian</text:p>
            <text:p text:style-name="P4"><text:span text:style-name="T3">Date of Birth: <text:s/></text:span><text:s/>1978-06-29</text:p>
            <text:p text:style-name="P4"><text:span text:style-name="T3">Gender: </text:span><text:s text:c="12"/>Male</text:p>
          </table:table-cell>
          <table:table-cell table:style-name="Table1.A1" office:value-type="string">
            <text:p text:style-name="P1"><text:a xlink:type="simple" xlink:href="mailto:email@address"><text:span text:style-name="T1">toogreen@gmail.com</text:span></text:a></text:p>
            <text:p text:style-name="P1">21 6272 1760</text:p>
            <text:p text:style-name="P1">13167279610</text:p>
          </table:table-cell>
        </table:table-row>
      </table:table>
      <text:p text:style-name="P8"/>
      <text:p text:style-name="P8">Self-appraisal/Objectives</text:p>
      <text:p text:style-name="P2">Honest and reliable, autodidact, hungry for learning and able to adapt to changes. Passionate about IT technologies means always up-to-date with new trends. Great knowledge of all IT technologies and systems, including Mac, PC and UNIX. I am looking forward to working in a dynamic high-tech environment which will make best use of my management and I.T. skills.</text:p>
      <text:p text:style-name="H1">Education:</text:p>
      <text:p text:style-name="P3"><text:span text:style-name="T3">Rochebelle Professional Formation Center</text:span><text:tab/><text:span text:style-name="T3">1997 - 1999</text:span></text:p>
      <text:p text:style-name="P2">DEP in Graphic Design. Studied and practiced pre-print design work as well as web design, including Internship experience.</text:p>
      <text:p text:style-name="H1">Experience:</text:p>
      <text:p text:style-name="P5">Shanghai United International School<text:tab/>2004 - 2007</text:p>
      <text:p text:style-name="Standard">Currently the I.T. coordinator for a primary school in Shanghai. My tasks include managing the I.T. infrastructure in the school and administrating the school's web server which provides e-mail, FTP and the various web interfaces. This includes a Course Management System and various file servers. I also recently supervised and contributed to the development of a custom built, web-based database of students. On top of that, I provide PC technical support to teachers, as well as teaching I.C.T. to primary school students. </text:p>
      <text:p text:style-name="Standard"/>
      <text:p text:style-name="H2">Freelancer<text:tab/>2003 <text:span text:style-name="T2">- 2004</text:span></text:p>
      <text:p text:style-name="Standard">Web/Print design freelancing, as well as teaching English for several schools.</text:p>
      <text:p text:style-name="P2"/>
      <text:p text:style-name="H2">Propage Technologies Interactives<text:tab/><text:span text:style-name="T1">1999 - 2002</text:span></text:p>
      <text:p text:style-name="P2">Full-time web designer, programmer and webmaster. Used technologies such as HTML, PHP, ASP, as well as programs like Dreamweaver, Flash and much more.</text:p>
      <text:p text:style-name="P2"/>
      <text:p text:style-name="H2">Freelancer<text:tab/>1997 - <text:span text:style-name="T1">1999</text:span></text:p>
      <text:p text:style-name="P2">Freelancing for various web design projects</text:p>
      <text:p text:style-name="P2"/>
      <text:p text:style-name="H1">Achievements:</text:p>
      <text:p text:style-name="P2">Currently the main administrator and developer of these IT resources at SUI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  <text:list xml:id="list2022006107" text:style-name="L1">
              <text:list-item>
                <text:p text:style-name="P10">Main Website</text:p>
              </text:list-item>
              <text:list-item>
                <text:p text:style-name="P10">E-mail</text:p>
              </text:list-item>
              <text:list-item>
                <text:p text:style-name="P10">Staff File Server</text:p>
              </text:list-item>
            </text:list>
          </table:table-cell>
          <table:table-cell table:style-name="Table3.A1" office:value-type="string">
            <text:p text:style-name="P2"/>
            <text:list xml:id="list1719715727" text:continue-list="list2022006107" text:style-name="L1">
              <text:list-item text:start-value="1">
                <text:p text:style-name="P10">Course Management System</text:p>
              </text:list-item>
              <text:list-item>
                <text:p text:style-name="P10">On-line Lesson Planning System</text:p>
              </text:list-item>
              <text:list-item>
                <text:p text:style-name="P10">Students File Server</text:p>
              </text:list-item>
            </text:list>
          </table:table-cell>
        </table:table-row>
      </table:table>
      <text:p text:style-name="P2"/>
      <text:p text:style-name="P2">Entirely built or developed the following websi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a xlink:type="simple" xlink:href="http://suis.com.cn/">http://suis.com.cn</text:a><text:a xlink:type="simple" xlink:href="http://suis.com.cn/"><text:line-break/></text:a><text:a xlink:type="simple" xlink:href="http://photojournaliste.ca/">http://www.photojournaliste.ca</text:a><text:span text:style-name="T4"><text:line-break/></text:span><text:a xlink:type="simple" xlink:href="http://www.wonderful-earth.com/">http://www.wonderful-earth.com</text:a><text:span text:style-name="T4"><text:line-break/></text:span><text:a xlink:type="simple" xlink:href="http://www.valleeinc.com/">http://www.valleeinc.com/</text:a><text:span text:style-name="T4"><text:line-break/></text:span></text:p>
          </table:table-cell>
          <table:table-cell table:style-name="Table2.A1" office:value-type="string">
            <text:p text:style-name="P9"><text:a xlink:type="simple" xlink:href="http://cinemasguzzo.com/">http://subs-ed.com.cn<text:line-break/>http://cinemasguzzo.com</text:a><text:span text:style-name="T4"><text:line-break/></text:span><text:a xlink:type="simple" xlink:href="http://www.novabus.com/">http://www.novabus.com</text:a><text:span text:style-name="T4"><text:line-break/></text:span><text:a xlink:type="simple" xlink:href="http://www.econoplastik.com/">http://www.econoplastik.com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neva" svg:font-family="Geneva, Arial, Helvetica, sans-serif"/>
    <style:font-face style:name="StarSymbol" svg:font-family="Star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text-indent="0in" style:auto-text-indent="false"/>
      <style:text-properties style:font-name="Albany AMT" fo:font-size="11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 Gagnon</meta:initial-creator>
    <meta:creation-date>2007-10-14T21:29:24</meta:creation-date>
    <dc:creator>David Gagnon</dc:creator>
    <dc:date>2008-04-03T12:09:02</dc:date>
    <meta:editing-cycles>17</meta:editing-cycles>
    <meta:editing-duration>PT1H16M17S</meta:editing-duration>
    <meta:document-statistic meta:table-count="3" meta:image-count="0" meta:object-count="0" meta:page-count="1" meta:paragraph-count="34" meta:word-count="303" meta:character-count="2158"/>
    <meta:user-defined meta:name="Info 1"/>
    <meta:user-defined meta:name="Info 2"/>
    <meta:user-defined meta:name="Info 3"/>
    <meta:user-defined meta:name="Info 4"/>
    <meta:template xlink:type="simple" xlink:actuate="onRequest" xlink:title="Standard Resume" xlink:href="../../../../../../usr/lib/openoffice/share/template/en-US/forms/resume.ott" meta:date="2007-10-14T21:29:23"/>
  </office:meta>
</office:document-meta>
</file>